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automatic" fo:background-color="transparent"/>
    </style:style>
    <style:style style:name="ce12" style:family="table-cell" style:parent-style-name="Default" style:data-style-name="N0">
      <style:table-cell-properties style:vertical-align="automatic"/>
      <style:text-properties fo:color="#1155CC" style:text-underline-style="solid" style:text-underline-type="single"/>
    </style:style>
    <style:style style:name="ce13"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14"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71979166666667cm"/>
    </style:style>
    <style:style style:name="co6" style:family="table-column">
      <style:table-column-properties fo:break-before="auto" style:column-width="1.905cm"/>
    </style:style>
    <style:style style:name="co7" style:family="table-column">
      <style:table-column-properties fo:break-before="auto" style:column-width="6.85270833333333cm"/>
    </style:style>
    <style:style style:name="co8" style:family="table-column">
      <style:table-column-properties fo:break-before="auto" style:column-width="6.69395833333333cm"/>
    </style:style>
    <style:style style:name="co9" style:family="table-column">
      <style:table-column-properties fo:break-before="auto" style:column-width="7.223125cm"/>
    </style:style>
    <style:style style:name="co10" style:family="table-column">
      <style:table-column-properties fo:break-before="auto" style:column-width="18.1239583333333cm"/>
    </style:style>
    <style:style style:name="co11" style:family="table-column">
      <style:table-column-properties fo:break-before="auto" style:column-width="12.3295833333333cm"/>
    </style:style>
    <style:style style:name="co12" style:family="table-column">
      <style:table-column-properties fo:break-before="auto" style:column-width="22.6483333333333cm"/>
    </style:style>
    <style:style style:name="co13" style:family="table-column">
      <style:table-column-properties fo:break-before="auto" style:column-width="7.19666666666667cm"/>
    </style:style>
    <style:style style:name="co14" style:family="table-column">
      <style:table-column-properties fo:break-before="auto" style:column-width="7.72583333333333cm"/>
    </style:style>
    <style:style style:name="co15" style:family="table-column">
      <style:table-column-properties fo:break-before="auto" style:column-width="8.38729166666667cm"/>
    </style:style>
    <style:style style:name="co16" style:family="table-column">
      <style:table-column-properties fo:break-before="auto" style:column-width="4.02166666666667cm"/>
    </style:style>
    <style:style style:name="co17" style:family="table-column">
      <style:table-column-properties fo:break-before="auto" style:column-width="2.75166666666667cm"/>
    </style:style>
    <style:style style:name="co18" style:family="table-column">
      <style:table-column-properties fo:break-before="auto" style:column-width="5.66208333333333cm"/>
    </style:style>
    <style:style style:name="co19" style:family="table-column">
      <style:table-column-properties fo:break-before="auto" style:column-width="4.048125cm"/>
    </style:style>
    <style:style style:name="co20" style:family="table-column">
      <style:table-column-properties fo:break-before="auto" style:column-width="5.76791666666667cm"/>
    </style:style>
    <style:style style:name="co21" style:family="table-column">
      <style:table-column-properties fo:break-before="auto" style:column-width="8.41375cm"/>
    </style:style>
    <style:style style:name="co22" style:family="table-column">
      <style:table-column-properties fo:break-before="auto" style:column-width="10.3716666666667cm"/>
    </style:style>
    <style:style style:name="co23" style:family="table-column">
      <style:table-column-properties fo:break-before="auto" style:column-width="14.1552083333333cm"/>
    </style:style>
    <style:style style:name="co24" style:family="table-column">
      <style:table-column-properties fo:break-before="auto" style:column-width="6.111875cm"/>
    </style:style>
    <style:style style:name="co25" style:family="table-column">
      <style:table-column-properties fo:break-before="auto" style:column-width="0.635cm"/>
    </style:style>
    <style:style style:name="co26" style:family="table-column">
      <style:table-column-properties fo:break-before="auto" style:column-width="4.63020833333333cm"/>
    </style:style>
    <style:style style:name="co27" style:family="table-column">
      <style:table-column-properties fo:break-before="auto" style:column-width="3.889375cm"/>
    </style:style>
    <style:style style:name="co28" style:family="table-column">
      <style:table-column-properties fo:break-before="auto" style:column-width="3.28083333333333cm"/>
    </style:style>
    <style:style style:name="co29" style:family="table-column">
      <style:table-column-properties fo:break-before="auto" style:column-width="2.8575cm"/>
    </style:style>
    <style:style style:name="co30" style:family="table-column">
      <style:table-column-properties fo:break-before="auto" style:column-width="7.80520833333333cm"/>
    </style:style>
    <style:style style:name="co31" style:family="table-column">
      <style:table-column-properties fo:break-before="auto" style:column-width="2.64583333333333cm"/>
    </style:style>
    <style:style style:name="co32" style:family="table-column">
      <style:table-column-properties fo:break-before="auto" style:column-width="9.89541666666667cm"/>
    </style:style>
    <style:style style:name="co33" style:family="table-column">
      <style:table-column-properties fo:break-before="auto" style:column-width="40.64cm"/>
    </style:style>
    <style:style style:name="co34" style:family="table-column">
      <style:table-column-properties fo:break-before="auto" style:column-width="7.67291666666667cm"/>
    </style:style>
    <style:style style:name="co35" style:family="table-column">
      <style:table-column-properties fo:break-before="auto" style:column-width="2.88395833333333cm"/>
    </style:style>
    <style:style style:name="co36" style:family="table-column">
      <style:table-column-properties fo:break-before="auto" style:column-width="2.67229166666667cm"/>
    </style:style>
    <style:style style:name="co37" style:family="table-column">
      <style:table-column-properties fo:break-before="auto" style:column-width="11.0066666666667cm"/>
    </style:style>
    <style:style style:name="co38" style:family="table-column">
      <style:table-column-properties fo:break-before="auto" style:column-width="10.1070833333333cm"/>
    </style:style>
    <style:style style:name="co39" style:family="table-column">
      <style:table-column-properties fo:break-before="auto" style:column-width="6.19125cm"/>
    </style:style>
    <style:style style:name="co40" style:family="table-column">
      <style:table-column-properties fo:break-before="auto" style:column-width="13.49375cm"/>
    </style:style>
    <style:style style:name="co41" style:family="table-column">
      <style:table-column-properties fo:break-before="auto" style:column-width="7.59354166666667cm"/>
    </style:style>
    <style:style style:name="co42" style:family="table-column">
      <style:table-column-properties fo:break-before="auto" style:column-width="3.04270833333333cm"/>
    </style:style>
    <style:style style:name="co43" style:family="table-column">
      <style:table-column-properties fo:break-before="auto" style:column-width="3.175cm"/>
    </style:style>
    <style:style style:name="co44" style:family="table-column">
      <style:table-column-properties fo:break-before="auto" style:column-width="12.4354166666667cm"/>
    </style:style>
    <style:style style:name="co45" style:family="table-column">
      <style:table-column-properties fo:break-before="auto" style:column-width="4.81541666666667cm"/>
    </style:style>
    <style:style style:name="co46" style:family="table-column">
      <style:table-column-properties fo:break-before="auto" style:column-width="5.715cm"/>
    </style:style>
    <style:style style:name="co47" style:family="table-column">
      <style:table-column-properties fo:break-before="auto" style:column-width="11.5358333333333cm"/>
    </style:style>
    <style:style style:name="co48" style:family="table-column">
      <style:table-column-properties fo:break-before="auto" style:column-width="4.15395833333333cm"/>
    </style:style>
    <style:style style:name="co49" style:family="table-column">
      <style:table-column-properties fo:break-before="auto" style:column-width="4.47145833333333cm"/>
    </style:style>
    <style:style style:name="co50" style:family="table-column">
      <style:table-column-properties fo:break-before="auto" style:column-width="17.3302083333333cm"/>
    </style:style>
    <style:style style:name="co51" style:family="table-column">
      <style:table-column-properties fo:break-before="auto" style:column-width="6.45583333333333cm"/>
    </style:style>
    <style:style style:name="co52" style:family="table-column">
      <style:table-column-properties fo:break-before="auto" style:column-width="2.460625cm"/>
    </style:style>
    <style:style style:name="co53" style:family="table-column">
      <style:table-column-properties fo:break-before="auto" style:column-width="5.000625cm"/>
    </style:style>
    <style:style style:name="co54" style:family="table-column">
      <style:table-column-properties fo:break-before="auto" style:column-width="2.96333333333333cm"/>
    </style:style>
    <style:style style:name="co55" style:family="table-column">
      <style:table-column-properties fo:break-before="auto" style:column-width="4.78895833333333cm"/>
    </style:style>
    <style:style style:name="co56" style:family="table-column">
      <style:table-column-properties fo:break-before="auto" style:column-width="4.841875cm"/>
    </style:style>
    <style:style style:name="co57" style:family="table-column">
      <style:table-column-properties fo:break-before="auto" style:column-width="5.68854166666667cm"/>
    </style:style>
    <style:style style:name="co58" style:family="table-column">
      <style:table-column-properties fo:break-before="auto" style:column-width="5.794375cm"/>
    </style:style>
    <style:style style:name="co59" style:family="table-column">
      <style:table-column-properties fo:break-before="auto" style:column-width="2.38125cm"/>
    </style:style>
    <style:style style:name="co60" style:family="table-column">
      <style:table-column-properties fo:break-before="auto" style:column-width="2.80458333333333cm"/>
    </style:style>
    <style:style style:name="co61" style:family="table-column">
      <style:table-column-properties fo:break-before="auto" style:column-width="2.98979166666667cm"/>
    </style:style>
    <style:style style:name="co62" style:family="table-column">
      <style:table-column-properties fo:break-before="auto" style:column-width="5.84729166666667cm"/>
    </style:style>
    <style:style style:name="co63" style:family="table-column">
      <style:table-column-properties fo:break-before="auto" style:column-width="8.67833333333333cm"/>
    </style:style>
    <style:style style:name="co64" style:family="table-column">
      <style:table-column-properties fo:break-before="auto" style:column-width="7.99041666666667cm"/>
    </style:style>
    <style:style style:name="co65" style:family="table-column">
      <style:table-column-properties fo:break-before="auto" style:column-width="6.61458333333333cm"/>
    </style:style>
    <style:style style:name="co66" style:family="table-column">
      <style:table-column-properties fo:break-before="auto" style:column-width="5.21229166666667cm"/>
    </style:style>
    <style:style style:name="co67" style:family="table-column">
      <style:table-column-properties fo:break-before="auto" style:column-width="14.6314583333333cm"/>
    </style:style>
    <style:style style:name="co68" style:family="table-column">
      <style:table-column-properties fo:break-before="auto" style:column-width="3.91583333333333cm"/>
    </style:style>
    <style:style style:name="co69" style:family="table-column">
      <style:table-column-properties fo:break-before="auto" style:column-width="6.905625cm"/>
    </style:style>
    <style:style style:name="co70" style:family="table-column">
      <style:table-column-properties fo:break-before="auto" style:column-width="9.445625cm"/>
    </style:style>
    <style:style style:name="co71" style:family="table-column">
      <style:table-column-properties fo:break-before="auto" style:column-width="13.731875cm"/>
    </style:style>
    <style:style style:name="co72" style:family="table-column">
      <style:table-column-properties fo:break-before="auto" style:column-width="33.49625cm"/>
    </style:style>
    <style:style style:name="co73" style:family="table-column">
      <style:table-column-properties fo:break-before="auto" style:column-width="11.4035416666667cm"/>
    </style:style>
    <style:style style:name="co74"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48.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77.45pt" style:use-optimal-row-height="false" fo:break-before="auto"/>
    </style:style>
    <style:style style:name="ro7" style:family="table-row">
      <style:table-row-properties style:row-height="61.7pt" style:use-optimal-row-height="false" fo:break-before="auto"/>
    </style:style>
    <style:style style:name="ro8" style:family="table-row">
      <style:table-row-properties style:row-height="78.4pt" style:use-optimal-row-height="false" fo:break-before="auto"/>
    </style:style>
    <style:style style:name="ro9" style:family="table-row">
      <style:table-row-properties style:row-height="59.85pt" style:use-optimal-row-height="false" fo:break-before="auto"/>
    </style:style>
    <style:style style:name="ro10" style:family="table-row">
      <style:table-row-properties style:row-height="409.6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8.5pt" style:use-optimal-row-height="true" fo:break-before="auto"/>
    </style:style>
    <style:style style:name="ro13" style:family="table-row">
      <style:table-row-properties style:row-height="13.7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OPPORTUNITIES)" table:base-cell-address="ActorGroups.C6">
          <table:help-message table:display="true"/>
          <table:error-message table:display="true"/>
        </table:content-validation>
        <table:content-validation table:name="val2" table:condition="of:cell-content-is-in-list($$OPPORTUNITIES)" table:base-cell-address="Actors.C7">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RelationTypes)" table:base-cell-address="Relations.A2">
          <table:help-message table:display="true"/>
          <table:error-message table:display="true"/>
        </table:content-validation>
        <table:content-validation table:name="val5" table:condition="of:cell-content-is-in-list($$OPPORTUNITIES)" table:base-cell-address="Relations.F9">
          <table:help-message table:display="true"/>
          <table:error-message table:display="true"/>
        </table:content-validation>
        <table:content-validation table:name="val6" table:condition="of:cell-content-is-in-list($$GROUPS)" table:base-cell-address="Users.E2">
          <table:help-message/>
          <table:error-message table:display="true"/>
        </table:content-validation>
        <table:content-validation table:name="val7" table:condition="of:cell-content-is-in-list([Groups.$A$2:.$A$4])" table:base-cell-address="Users.E400">
          <table:help-message/>
          <table:error-message table:display="true"/>
        </table:content-validation>
        <table:content-validation table:name="val8" table:condition="of:cell-content-is-in-list([Challenges.$A$2:.$A$2])" table:base-cell-address="Users.Q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column table:style-name="co6"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Space being populated</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Spac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Space.</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office:value-type="float" office:value="0" table:formula="of:=COM.MICROSOFT.SINGLE(com.microsoft.single($$CONTENT_BASE_URL))&amp;[.F28]" table:style-name="ce4">
            <text:p>#NAME?</text:p>
          </table:table-cell>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string" office:string-value="https://gateway.pinata.cloud/ipfs/QmbecCLPbToKyt9CjfThTa6RXBUmUwuaC7y4wsHwM4Hb89/" table:formula="of:=[.B14]&amp;[.B15]&amp;&quot;/&quot;" table:style-name="ce6">
            <text:p>https://gateway.pinata.cloud/ipfs/QmbecCLPbToKyt9CjfThTa6RXBUmUwuaC7y4wsHwM4Hb89/</text:p>
          </table:table-cell>
          <table:table-cell table:number-columns-repeated="16382" table:style-name="ce1"/>
        </table:table-row>
        <table:table-row table:style-name="ro1">
          <table:table-cell office:value-type="string" table:style-name="ce7">
            <text:p>IPFS HTTP Gateway</text:p>
          </table:table-cell>
          <table:table-cell office:value-type="string" table:style-name="ce6">
            <text:p><text:a xlink:href="https://gateway.pinata.cloud/ipfs/">https://gateway.pinata.cloud/ipfs/</text:a></text:p>
          </table:table-cell>
          <table:table-cell table:number-columns-repeated="16382" table:style-name="ce1"/>
        </table:table-row>
        <table:table-row table:style-name="ro1">
          <table:table-cell office:value-type="string" table:style-name="ce7">
            <text:p>IPFS CID</text:p>
          </table:table-cell>
          <table:table-cell office:value-type="string" table:style-name="ce7">
            <text:p>QmbecCLPbToKyt9CjfThTa6RXBUmUwuaC7y4wsHwM4Hb89</text:p>
          </table:table-cell>
          <table:table-cell table:number-columns-repeated="16382" table:style-name="ce1"/>
        </table:table-row>
        <table:table-row table:number-rows-repeated="1048561" table:style-name="ro1">
          <table:table-cell table:number-columns-repeated="16384"/>
        </table:table-row>
      </table:table>
      <table:table table:name="Space" table:style-name="ta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4"/>
        <table:table-column table:style-name="co11" table:default-cell-style-name="ce4"/>
        <table:table-column table:style-name="co12" table:default-cell-style-name="ce4"/>
        <table:table-column table:style-name="co3" table:default-cell-style-name="ce1"/>
        <table:table-column table:style-name="co13" table:number-columns-repeated="4"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default-cell-style-name="ce1"/>
        <table:table-column table:style-name="co3" table:number-columns-repeated="52" table:default-cell-style-name="ce1"/>
        <table:table-column table:style-name="co5" table:number-columns-repeated="955"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HOST</text:p>
          </table:table-cell>
          <table:table-cell office:value-type="string" table:style-name="ce9">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9">
            <text:p>WHO</text:p>
          </table:table-cell>
          <table:table-cell office:value-type="string" table:style-name="ce9">
            <text:p>LEAD_USERS</text:p>
          </table:table-cell>
          <table:table-cell office:value-type="string" table:style-name="ce9">
            <text:p>TAGS</text:p>
          </table:table-cell>
          <table:table-cell office:value-type="string" table:style-name="ce9">
            <text:p>VISUAL_AVATAR</text:p>
          </table:table-cell>
          <table:table-cell office:value-type="string" table:style-name="ce9">
            <text:p>VISUAL_FILE</text:p>
          </table:table-cell>
          <table:table-cell office:value-type="string" table:style-name="ce9">
            <text:p>VISUAL_BACKGROUND</text:p>
          </table:table-cell>
          <table:table-cell office:value-type="string" table:style-name="ce9">
            <text:p>VISUAL_BANNER</text:p>
          </table:table-cell>
          <table:table-cell office:value-type="string" table:style-name="ce9">
            <text:p>REF_WEBSITE</text:p>
          </table:table-cell>
          <table:table-cell office:value-type="string" table:style-name="ce9">
            <text:p>REF_REPO</text:p>
          </table:table-cell>
          <table:table-cell table:style-name="ce1"/>
          <table:table-cell table:number-columns-repeated="14" table:style-name="ce10"/>
          <table:table-cell table:number-columns-repeated="16353"/>
        </table:table-row>
        <table:table-row table:style-name="ro5">
          <table:table-cell office:value-type="string" table:style-name="ce11">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4">
            <text:p>The 17 Sustainable Development Goals (SDGs) are a framework for global action, allowing us to align and coordinate our actions in pursuit of the a better future.</text:p>
          </table:table-cell>
          <table:table-cell office:value-type="string" table:style-name="ce4">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4">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7">
            <text:p>collaborate, connect, context, coordinate, community, challenge</text:p>
          </table:table-cell>
          <table:table-cell office:value-type="string" table:style-name="ce12">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string" office:string-value="https://gateway.pinata.cloud/ipfs/QmbecCLPbToKyt9CjfThTa6RXBUmUwuaC7y4wsHwM4Hb89/sdgs-ecoverse-background.jpg" table:formula="of:=[Information.B13]&amp;[.L2]" table:style-name="ce4">
            <text:p>https://gateway.pinata.cloud/ipfs/QmbecCLPbToKyt9CjfThTa6RXBUmUwuaC7y4wsHwM4Hb89/sdgs-ecoverse-background.jpg</text:p>
          </table:table-cell>
          <table:table-cell office:value-type="string" table:style-name="ce7">
            <text:p>https://sdgs.un.org/themes/custom/porto/assets/goals/global-goals.png</text:p>
          </table:table-cell>
          <table:table-cell office:value-type="string" table:style-name="ce13">
            <text:p><text:a xlink:href="https://sdgs.un.org/goals">https://sdgs.un.org/goals</text:a></text:p>
          </table:table-cell>
          <table:table-cell office:value-type="string" table:style-name="ce14">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4"/>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6" table:number-columns-repeated="2" table:default-cell-style-name="ce1"/>
        <table:table-column table:style-name="co17" table:default-cell-style-name="ce1"/>
        <table:table-column table:style-name="co18" table:number-columns-repeated="4" table:default-cell-style-name="ce1"/>
        <table:table-column table:style-name="co14" table:default-cell-style-name="ce1"/>
        <table:table-column table:style-name="co19" table:default-cell-style-name="ce1"/>
        <table:table-column table:style-name="co3" table:number-columns-repeated="2" table:default-cell-style-name="ce1"/>
        <table:table-column table:style-name="co20" table:number-columns-repeated="2" table:default-cell-style-name="ce1"/>
        <table:table-column table:style-name="co21" table:default-cell-style-name="ce1"/>
        <table:table-column table:style-name="co20" table:default-cell-style-name="ce1"/>
        <table:table-column table:style-name="co22" table:default-cell-style-name="ce1"/>
        <table:table-column table:style-name="co23" table:default-cell-style-name="ce1"/>
        <table:table-column table:style-name="co24" table:default-cell-style-name="ce1"/>
        <table:table-column table:style-name="co3" table:default-cell-style-name="ce1"/>
        <table:table-column table:style-name="co24" table:default-cell-style-name="ce1"/>
        <table:table-column table:style-name="co3" table:number-columns-repeated="50" table:default-cell-style-name="ce1"/>
        <table:table-column table:style-name="co5" table:number-columns-repeated="954"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TAGLINE</text:p>
          </table:table-cell>
          <table:table-cell office:value-type="string" table:style-name="ce9">
            <text:p>VISION</text:p>
          </table:table-cell>
          <table:table-cell office:value-type="string" table:style-name="ce9">
            <text:p>BACKGROUND</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_FILE</text:p>
          </table:table-cell>
          <table:table-cell office:value-type="string" table:style-name="ce9">
            <text:p>VISUAL_BACKGROUND</text:p>
          </table:table-cell>
          <table:table-cell office:value-type="string" table:style-name="ce9">
            <text:p>VISUAL_BANNER</text:p>
          </table:table-cell>
          <table:table-cell office:value-type="string" table:style-name="ce10">
            <text:p>REF_JITSI</text:p>
          </table:table-cell>
          <table:table-cell office:value-type="string" table:style-name="ce9">
            <text:p>REF_VIDEO</text:p>
          </table:table-cell>
          <table:table-cell table:number-columns-repeated="13" table:style-name="ce10"/>
          <table:table-cell table:number-columns-repeated="16351"/>
        </table:table-row>
        <table:table-row table:style-name="ro6">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5">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4">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office:value-type="string" office:string-value="https://meet.jit.si/ecoverse_un-sdgs_food" table:formula="of:=&quot;https://meet.jit.si/ecoverse_&quot;&amp;[Space.$B$2]&amp;&quot;_&quot;&amp;[.B2]" table:style-name="ce1">
            <text:p>https://meet.jit.si/ecoverse_un-sdgs_food</text:p>
          </table:table-cell>
          <table:table-cell office:value-type="string" table:style-name="ce14">
            <text:p><text:a xlink:href="https://www.youtube.com/watch?v=v4qj6MRCdIo">https://www.youtube.com/watch?v=v4qj6MRCdIo</text:a></text:p>
          </table:table-cell>
          <table:table-cell table:number-columns-repeated="16364" table:style-name="ce1"/>
        </table:table-row>
        <table:table-row table:style-name="ro7">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4">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7"/>
          <table:table-cell office:value-type="string" table:style-name="ce7">
            <text:p>energy, grid, renewable, balanced, clea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energy" table:formula="of:=&quot;https://meet.jit.si/ecoverse_&quot;&amp;[Space.$B$2]&amp;&quot;_&quot;&amp;[.B3]" table:style-name="ce1">
            <text:p>https://meet.jit.si/ecoverse_un-sdgs_energy</text:p>
          </table:table-cell>
          <table:table-cell office:value-type="string" table:style-name="ce14">
            <text:p><text:a xlink:href="https://www.youtube.com/watch?v=uOFCyAjH6ew">https://www.youtube.com/watch?v=uOFCyAjH6ew</text:a></text:p>
          </table:table-cell>
          <table:table-cell table:number-columns-repeated="16364" table:style-name="ce1"/>
        </table:table-row>
        <table:table-row table:style-name="ro8">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4">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7"/>
          <table:table-cell office:value-type="string" table:style-name="ce7">
            <text:p>water, pollution, fresh water, sea, hygiene</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office:value-type="string" office:string-value="https://meet.jit.si/ecoverse_un-sdgs_water" table:formula="of:=&quot;https://meet.jit.si/ecoverse_&quot;&amp;[Space.$B$2]&amp;&quot;_&quot;&amp;[.B4]" table:style-name="ce1">
            <text:p>https://meet.jit.si/ecoverse_un-sdgs_water</text:p>
          </table:table-cell>
          <table:table-cell office:value-type="string" table:style-name="ce14">
            <text:p><text:a xlink:href="https://www.youtube.com/watch?v=YTIPokrtNQ0">https://www.youtube.com/watch?v=YTIPokrtNQ0</text:a></text:p>
          </table:table-cell>
          <table:table-cell table:number-columns-repeated="16364" table:style-name="ce1"/>
        </table:table-row>
        <table:table-row table:style-name="ro9">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global warming, carbon, heating, fossil fuels</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office:value-type="string" office:string-value="https://meet.jit.si/ecoverse_un-sdgs_climate" table:formula="of:=&quot;https://meet.jit.si/ecoverse_&quot;&amp;[Space.$B$2]&amp;&quot;_&quot;&amp;[.B5]" table:style-name="ce1">
            <text:p>https://meet.jit.si/ecoverse_un-sdgs_climate</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9">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5">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d poverty in all its forms everywher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income, fair wage, access, condition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office:value-type="string" office:string-value="https://meet.jit.si/ecoverse_un-sdgs_ch1" table:formula="of:=&quot;https://meet.jit.si/ecoverse_&quot;&amp;[Space.$B$2]&amp;&quot;_&quot;&amp;[.B6]" table:style-name="ce1">
            <text:p>https://meet.jit.si/ecoverse_un-sdgs_ch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healthy lives and promote well-being for all at all ag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health, wellness, exercise, nutr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office:value-type="string" office:string-value="https://meet.jit.si/ecoverse_un-sdgs_ch3" table:formula="of:=&quot;https://meet.jit.si/ecoverse_&quot;&amp;[Space.$B$2]&amp;&quot;_&quot;&amp;[.B7]" table:style-name="ce1">
            <text:p>https://meet.jit.si/ecoverse_un-sdgs_ch3</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inclusive and equitable quality education and promote lifelong learning opportunities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Equality, access, schools, curriculu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office:value-type="string" office:string-value="https://meet.jit.si/ecoverse_un-sdgs_ch4" table:formula="of:=&quot;https://meet.jit.si/ecoverse_&quot;&amp;[Space.$B$2]&amp;&quot;_&quot;&amp;[.B8]" table:style-name="ce1">
            <text:p>https://meet.jit.si/ecoverse_un-sdgs_ch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Achieve gender equality and empower all women and gir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emale, access, family, role</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ch5" table:formula="of:=&quot;https://meet.jit.si/ecoverse_&quot;&amp;[Space.$B$2]&amp;&quot;_&quot;&amp;[.B9]" table:style-name="ce1">
            <text:p>https://meet.jit.si/ecoverse_un-sdgs_ch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sustained, inclusive and sustainable economic growth, full and productive employment and decent work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Market, meaning, income, recogn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8.jpg</text:p>
          </table:table-cell>
          <table:table-cell office:value-type="string" table:style-name="ce12">
            <text:p>https://sdgs.un.org/themes/custom/porto/assets/goals/images/img-goal-8.jpg</text:p>
          </table:table-cell>
          <table:table-cell office:value-type="string" office:string-value="https://meet.jit.si/ecoverse_un-sdgs_ch8" table:formula="of:=&quot;https://meet.jit.si/ecoverse_&quot;&amp;[Space.$B$2]&amp;&quot;_&quot;&amp;[.B10]" table:style-name="ce1">
            <text:p>https://meet.jit.si/ecoverse_un-sdgs_ch8</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Build resilient infrastructure, promote inclusive and sustainable industrialization and foster innovation.</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Innovation, fundamentals, manufacturing, worker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9.jpg</text:p>
          </table:table-cell>
          <table:table-cell office:value-type="string" table:style-name="ce12">
            <text:p>https://sdgs.un.org/themes/custom/porto/assets/goals/images/img-goal-9.jpg</text:p>
          </table:table-cell>
          <table:table-cell office:value-type="string" office:string-value="https://meet.jit.si/ecoverse_un-sdgs_ch9" table:formula="of:=&quot;https://meet.jit.si/ecoverse_&quot;&amp;[Space.$B$2]&amp;&quot;_&quot;&amp;[.B11]" table:style-name="ce1">
            <text:p>https://meet.jit.si/ecoverse_un-sdgs_ch9</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Reduce inequality within and among countri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investment, third world, debt</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0.jpg</text:p>
          </table:table-cell>
          <table:table-cell office:value-type="string" table:style-name="ce12">
            <text:p>https://sdgs.un.org/themes/custom/porto/assets/goals/images/img-goal-10.jpg</text:p>
          </table:table-cell>
          <table:table-cell office:value-type="string" office:string-value="https://meet.jit.si/ecoverse_un-sdgs_ch10" table:formula="of:=&quot;https://meet.jit.si/ecoverse_&quot;&amp;[Space.$B$2]&amp;&quot;_&quot;&amp;[.B12]" table:style-name="ce1">
            <text:p>https://meet.jit.si/ecoverse_un-sdgs_ch10</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Make cities and human settlements inclusive, safe, resilient and sustainabl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quality of life, urban planning, city, neighbourhood</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1.jpg</text:p>
          </table:table-cell>
          <table:table-cell office:value-type="string" table:style-name="ce12">
            <text:p>https://sdgs.un.org/themes/custom/porto/assets/goals/images/img-goal-11.jpg</text:p>
          </table:table-cell>
          <table:table-cell office:value-type="string" office:string-value="https://meet.jit.si/ecoverse_un-sdgs_ch11" table:formula="of:=&quot;https://meet.jit.si/ecoverse_&quot;&amp;[Space.$B$2]&amp;&quot;_&quot;&amp;[.B13]" table:style-name="ce1">
            <text:p>https://meet.jit.si/ecoverse_un-sdgs_ch1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sustainable consumption and production pattern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Balance, ecosystem, nature, livelihood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2.jpg</text:p>
          </table:table-cell>
          <table:table-cell office:value-type="string" table:style-name="ce12">
            <text:p>https://sdgs.un.org/themes/custom/porto/assets/goals/images/img-goal-12.jpg</text:p>
          </table:table-cell>
          <table:table-cell office:value-type="string" office:string-value="https://meet.jit.si/ecoverse_un-sdgs_ch12" table:formula="of:=&quot;https://meet.jit.si/ecoverse_&quot;&amp;[Space.$B$2]&amp;&quot;_&quot;&amp;[.B14]" table:style-name="ce1">
            <text:p>https://meet.jit.si/ecoverse_un-sdgs_ch12</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Conserve and sustainably use the oceans, seas and marine resourc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oceans, sea life, sustainable, fish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4.jpg</text:p>
          </table:table-cell>
          <table:table-cell office:value-type="string" table:style-name="ce12">
            <text:p>https://sdgs.un.org/themes/custom/porto/assets/goals/images/img-goal-14.jpg</text:p>
          </table:table-cell>
          <table:table-cell office:value-type="string" office:string-value="https://meet.jit.si/ecoverse_un-sdgs_ch14" table:formula="of:=&quot;https://meet.jit.si/ecoverse_&quot;&amp;[Space.$B$2]&amp;&quot;_&quot;&amp;[.B15]" table:style-name="ce1">
            <text:p>https://meet.jit.si/ecoverse_un-sdgs_ch1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tect, restore and promote sustainable use of terrestrial ecosystems, sustainably manage forests, combat desertification, and halt and reverse land degradation and halt biodiversity los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animals, water, space, ecosyste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5.jpg</text:p>
          </table:table-cell>
          <table:table-cell office:value-type="string" table:style-name="ce12">
            <text:p>https://sdgs.un.org/themes/custom/porto/assets/goals/images/img-goal-15.jpg</text:p>
          </table:table-cell>
          <table:table-cell office:value-type="string" office:string-value="https://meet.jit.si/ecoverse_un-sdgs_ch15" table:formula="of:=&quot;https://meet.jit.si/ecoverse_&quot;&amp;[Space.$B$2]&amp;&quot;_&quot;&amp;[.B16]" table:style-name="ce1">
            <text:p>https://meet.jit.si/ecoverse_un-sdgs_ch1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peaceful and inclusive societies for sustainable development, provide access to justice for all and build effective, accountable and inclusive institutions at all leve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access, representation, legal</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6.jpg</text:p>
          </table:table-cell>
          <table:table-cell office:value-type="string" table:style-name="ce12">
            <text:p>https://sdgs.un.org/themes/custom/porto/assets/goals/images/img-goal-16.jpg</text:p>
          </table:table-cell>
          <table:table-cell office:value-type="string" office:string-value="https://meet.jit.si/ecoverse_un-sdgs_ch16" table:formula="of:=&quot;https://meet.jit.si/ecoverse_&quot;&amp;[Space.$B$2]&amp;&quot;_&quot;&amp;[.B17]" table:style-name="ce1">
            <text:p>https://meet.jit.si/ecoverse_un-sdgs_ch16</text:p>
          </table:table-cell>
          <table:table-cell office:value-type="string" table:style-name="ce14">
            <text:p><text:a xlink:href="https://www.youtube.com/watch?v=TPnRqFeXiP0">https://www.youtube.com/watch?v=TPnRqFeXiP0</text:a></text:p>
          </table:table-cell>
          <table:table-cell table:number-columns-repeated="16364"/>
        </table:table-row>
        <table:table-row table:style-name="ro10">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Strengthen the means of implementation and revitalize the global partnership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Connecting, collaborating, understanding, communicat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7.jpg</text:p>
          </table:table-cell>
          <table:table-cell office:value-type="string" table:style-name="ce12">
            <text:p>https://sdgs.un.org/themes/custom/porto/assets/goals/images/img-goal-17.jpg</text:p>
          </table:table-cell>
          <table:table-cell office:value-type="string" office:string-value="https://meet.jit.si/ecoverse_un-sdgs_ch17" table:formula="of:=&quot;https://meet.jit.si/ecoverse_&quot;&amp;[Space.$B$2]&amp;&quot;_&quot;&amp;[.B18]" table:style-name="ce1">
            <text:p>https://meet.jit.si/ecoverse_un-sdgs_ch17</text:p>
          </table:table-cell>
          <table:table-cell office:value-type="string" table:style-name="ce14">
            <text:p><text:a xlink:href="https://www.youtube.com/watch?v=TPnRqFeXiP0">https://www.youtube.com/watch?v=TPnRqFeXiP0</text:a></text:p>
          </table:table-cell>
          <table:table-cell table:number-columns-repeated="16364"/>
        </table:table-row>
        <table:table-row table:number-rows-repeated="4" table:style-name="ro3">
          <table:table-cell table:number-columns-repeated="16384" table:style-name="ce1"/>
        </table:table-row>
        <table:table-row table:style-name="ro3">
          <table:table-cell table:number-columns-repeated="4" table:style-name="ce1"/>
          <table:table-cell office:value-type="string" office:string-value="" table:formula="of:=LEFT([.B23]&amp;[.C23];20)" table:style-name="ce3"/>
          <table:table-cell table:number-columns-repeated="16379" table:style-name="ce1"/>
        </table:table-row>
        <table:table-row table:style-name="ro3">
          <table:table-cell table:number-columns-repeated="4" table:style-name="ce1"/>
          <table:table-cell office:value-type="string" office:string-value="" table:formula="of:=LEFT([.B24]&amp;[.C24];20)" table:style-name="ce3"/>
          <table:table-cell table:number-columns-repeated="16379" table:style-name="ce1"/>
        </table:table-row>
        <table:table-row table:style-name="ro3">
          <table:table-cell table:number-columns-repeated="4" table:style-name="ce1"/>
          <table:table-cell office:value-type="string" office:string-value="" table:formula="of:=LEFT([.B25]&amp;[.C25];20)" table:style-name="ce3"/>
          <table:table-cell table:number-columns-repeated="16379" table:style-name="ce1"/>
        </table:table-row>
        <table:table-row table:style-name="ro3">
          <table:table-cell table:number-columns-repeated="4" table:style-name="ce1"/>
          <table:table-cell office:value-type="string" office:string-value="" table:formula="of:=LEFT([.B26]&amp;[.C26];20)" table:style-name="ce3"/>
          <table:table-cell table:number-columns-repeated="16379" table:style-name="ce1"/>
        </table:table-row>
        <table:table-row table:style-name="ro3">
          <table:table-cell table:number-columns-repeated="4" table:style-name="ce1"/>
          <table:table-cell office:value-type="string" office:string-value="" table:formula="of:=LEFT([.B27]&amp;[.C27];20)" table:style-name="ce3"/>
          <table:table-cell table:number-columns-repeated="16379" table:style-name="ce1"/>
        </table:table-row>
        <table:table-row table:style-name="ro3">
          <table:table-cell table:number-columns-repeated="4" table:style-name="ce1"/>
          <table:table-cell office:value-type="string" office:string-value="" table:formula="of:=LEFT([.B28]&amp;[.C28];20)" table:style-name="ce3"/>
          <table:table-cell table:number-columns-repeated="16379" table:style-name="ce1"/>
        </table:table-row>
        <table:table-row table:style-name="ro3">
          <table:table-cell table:number-columns-repeated="4" table:style-name="ce1"/>
          <table:table-cell office:value-type="string" office:string-value="" table:formula="of:=LEFT([.B29]&amp;[.C29];20)" table:style-name="ce3"/>
          <table:table-cell table:number-columns-repeated="16379" table:style-name="ce1"/>
        </table:table-row>
        <table:table-row table:style-name="ro3">
          <table:table-cell table:number-columns-repeated="4" table:style-name="ce1"/>
          <table:table-cell office:value-type="string" office:string-value="" table:formula="of:=LEFT([.B30]&amp;[.C30];20)" table:style-name="ce3"/>
          <table:table-cell table:number-columns-repeated="16379" table:style-name="ce1"/>
        </table:table-row>
        <table:table-row table:style-name="ro3">
          <table:table-cell table:number-columns-repeated="4" table:style-name="ce1"/>
          <table:table-cell office:value-type="string" office:string-value="" table:formula="of:=LEFT([.B31]&amp;[.C31];20)" table:style-name="ce3"/>
          <table:table-cell table:number-columns-repeated="16379"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4" table:style-name="ro11">
          <table:table-cell table:number-columns-repeated="16384"/>
        </table:table-row>
      </table:table>
      <table:table table:name="Opportunities" table:style-name="ta1">
        <table:table-column table:style-name="co25" table:default-cell-style-name="ce1"/>
        <table:table-column table:style-name="co26" table:default-cell-style-name="ce1"/>
        <table:table-column table:style-name="co27" table:default-cell-style-name="ce1"/>
        <table:table-column table:style-name="co1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number-columns-repeated="2" table:default-cell-style-name="ce1"/>
        <table:table-column table:style-name="co3" table:default-cell-style-name="ce1"/>
        <table:table-column table:style-name="co34" table:default-cell-style-name="ce1"/>
        <table:table-column table:style-name="co35" table:default-cell-style-name="ce1"/>
        <table:table-column table:style-name="co36" table:default-cell-style-name="ce1"/>
        <table:table-column table:style-name="co37" table:number-columns-repeated="5" table:default-cell-style-name="ce1"/>
        <table:table-column table:style-name="co38" table:default-cell-style-name="ce1"/>
        <table:table-column table:style-name="co3" table:number-columns-repeated="52" table:default-cell-style-name="ce1"/>
        <table:table-column table:style-name="co5" table:number-columns-repeated="951" table:default-cell-style-name="ce1"/>
        <table:table-column table:style-name="co6" table:number-columns-repeated="15360" table:default-cell-style-name="ce1"/>
        <table:table-row table:style-name="ro4">
          <table:table-cell office:value-type="string" table:style-name="ce9">
            <text:p>ID</text:p>
          </table:table-cell>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CHALLENGE</text:p>
          </table:table-cell>
          <table:table-cell office:value-type="string" table:style-name="ce9">
            <text:p>TAGLINE</text:p>
          </table:table-cell>
          <table:table-cell office:value-type="string" table:style-name="ce9">
            <text:p>BACKGROUND</text:p>
          </table:table-cell>
          <table:table-cell office:value-type="string" table:style-name="ce9">
            <text:p>VISION</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text:p>
          </table:table-cell>
          <table:table-cell office:value-type="string" table:style-name="ce9">
            <text:p>VISUAL_BANNER</text:p>
          </table:table-cell>
          <table:table-cell office:value-type="string" table:style-name="ce9">
            <text:p>REF_VIDEO</text:p>
          </table:table-cell>
          <table:table-cell office:value-type="string" table:style-name="ce9">
            <text:p>REF_JITSI</text:p>
          </table:table-cell>
          <table:table-cell table:number-columns-repeated="14" table:style-name="ce10"/>
          <table:table-cell table:number-columns-repeated="16349"/>
        </table:table-row>
        <table:table-row table:style-name="ro12">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5">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11">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https://www.youtube.com/watch?v=WeoIsjYBQH0</text:p>
          </table:table-cell>
          <table:table-cell office:value-type="string" office:string-value="https://meet.jit.si/ecoverse_un-sdgs_rural" table:formula="of:=&quot;https://meet.jit.si/ecoverse_&quot;&amp;[Space.$B$2]&amp;&quot;_&quot;&amp;[.C2]" table:style-name="ce1">
            <text:p>https://meet.jit.si/ecoverse_un-sdgs_rural</text:p>
          </table:table-cell>
          <table:table-cell table:number-columns-repeated="16363" table:style-name="ce1"/>
        </table:table-row>
        <table:table-row table:style-name="ro12">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5">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11">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www.youtube.com/watch?v=WeoIsjYBQH0</text:p>
          </table:table-cell>
          <table:table-cell office:value-type="string" office:string-value="https://meet.jit.si/ecoverse_un-sdgs_food-sec" table:formula="of:=&quot;https://meet.jit.si/ecoverse_&quot;&amp;[Space.$B$2]&amp;&quot;_&quot;&amp;[.C3]" table:style-name="ce1">
            <text:p>https://meet.jit.si/ecoverse_un-sdgs_food-sec</text:p>
          </table:table-cell>
          <table:table-cell table:number-columns-repeated="16363" table:style-name="ce1"/>
        </table:table-row>
        <table:table-row table:style-name="ro12">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energy</text:p>
          </table:table-cell>
          <table:table-cell office:value-type="string" table:style-name="ce3">
            <text:p>Ensuring access to affordable, reliable, sustainable and modern energy for all will open a new world of opportunities for billions of people</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www.youtube.com/watch?v=uOFCyAjH6ew">https://www.youtube.com/watch?v=uOFCyAjH6ew</text:a></text:p>
          </table:table-cell>
          <table:table-cell office:value-type="string" office:string-value="https://meet.jit.si/ecoverse_un-sdgs_energy-op" table:formula="of:=&quot;https://meet.jit.si/ecoverse_&quot;&amp;[Space.$B$2]&amp;&quot;_&quot;&amp;[.C4]" table:style-name="ce1">
            <text:p>https://meet.jit.si/ecoverse_un-sdgs_energy-op</text:p>
          </table:table-cell>
          <table:table-cell table:number-columns-repeated="16363" table:style-name="ce1"/>
        </table:table-row>
        <table:table-row table:style-name="ro12">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water</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water-sanit" table:formula="of:=&quot;https://meet.jit.si/ecoverse_&quot;&amp;[Space.$B$2]&amp;&quot;_&quot;&amp;[.C5]" table:style-name="ce1">
            <text:p>https://meet.jit.si/ecoverse_un-sdgs_water-sanit</text:p>
          </table:table-cell>
          <table:table-cell table:number-columns-repeated="16363" table:style-name="ce1"/>
        </table:table-row>
        <table:table-row table:style-name="ro12">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climate</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atmosphere" table:formula="of:=&quot;https://meet.jit.si/ecoverse_&quot;&amp;[Space.$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1">
          <table:table-cell table:number-columns-repeated="16384"/>
        </table:table-row>
      </table:table>
      <table:table table:name="Callouts" table:style-name="ta1">
        <table:table-column table:style-name="co39"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CHALLENGE</text:p>
          </table:table-cell>
          <table:table-cell table:number-columns-repeated="4" table:style-name="ce9"/>
          <table:table-cell table:number-columns-repeated="14" table:style-name="ce10"/>
          <table:table-cell table:number-columns-repeated="16362"/>
        </table:table-row>
        <table:table-row table:style-name="ro3">
          <table:table-cell office:value-type="string" table:style-name="ce3">
            <text:p>UnitedNations2</text:p>
          </table:table-cell>
          <table:table-cell office:value-type="string" table:style-name="ce3">
            <text:p>united-nations</text:p>
          </table:table-cell>
          <table:table-cell office:value-type="string" table:style-name="ce3">
            <text:p>The United Nations2</text:p>
          </table:table-cell>
          <table:table-cell table:number-columns-repeated="4" table:style-name="ce3"/>
          <table:table-cell table:style-name="ce13"/>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table:number-columns-repeated="3" table:style-name="ce3"/>
          <table:table-cell table:style-name="ce14"/>
          <table:table-cell table:style-name="ce17"/>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table:number-columns-repeated="5" table:style-name="ce3"/>
          <table:table-cell table:number-columns-repeated="16376" table:style-name="ce1"/>
        </table:table-row>
        <table:table-row table:style-name="ro3">
          <table:table-cell office:value-type="string" table:style-name="ce3">
            <text:p>UnitedNations3</text:p>
          </table:table-cell>
          <table:table-cell office:value-type="string" table:style-name="ce3">
            <text:p>united-nations3</text:p>
          </table:table-cell>
          <table:table-cell office:value-type="string" table:style-name="ce3">
            <text:p>The United Nations2</text:p>
          </table:table-cell>
          <table:table-cell office:value-type="string" table:style-name="ce3">
            <text:p>food</text:p>
          </table:table-cell>
          <table:table-cell table:number-columns-repeated="3" table:style-name="ce3"/>
          <table:table-cell table:style-name="ce13"/>
          <table:table-cell table:number-columns-repeated="16376" table:style-name="ce1"/>
        </table:table-row>
        <table:table-row table:number-rows-repeated="3"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Posts" table:style-name="ta2">
        <table:table-column table:style-name="co45" table:default-cell-style-name="ce1"/>
        <table:table-column table:style-name="co46" table:number-columns-repeated="2" table:default-cell-style-name="ce1"/>
        <table:table-column table:style-name="co47" table:default-cell-style-name="ce1"/>
        <table:table-column table:style-name="co48" table:default-cell-style-name="ce1"/>
        <table:table-column table:style-name="co49" table:number-columns-repeated="2" table:default-cell-style-name="ce1"/>
        <table:table-column table:style-name="co50" table:default-cell-style-name="ce1"/>
        <table:table-column table:style-name="co51" table:default-cell-style-name="ce1"/>
        <table:table-column table:style-name="co6" table:number-columns-repeated="57"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10">
            <text:p>NAME_ID</text:p>
          </table:table-cell>
          <table:table-cell office:value-type="string" table:style-name="ce10">
            <text:p>TYPE</text:p>
          </table:table-cell>
          <table:table-cell office:value-type="string" table:style-name="ce10">
            <text:p>DISPLAY_NAME</text:p>
          </table:table-cell>
          <table:table-cell office:value-type="string" table:style-name="ce10">
            <text:p>DESCRIPTION</text:p>
          </table:table-cell>
          <table:table-cell office:value-type="string" table:style-name="ce10">
            <text:p>CHALLENGE</text:p>
          </table:table-cell>
          <table:table-cell office:value-type="string" table:style-name="ce10">
            <text:p>CALLOUT</text:p>
          </table:table-cell>
          <table:table-cell office:value-type="string" table:style-name="ce10">
            <text:p>TAGS</text:p>
          </table:table-cell>
          <table:table-cell office:value-type="string" table:style-name="ce9">
            <text:p>VISUAL_BANNER_NARROW</text:p>
          </table:table-cell>
          <table:table-cell office:value-type="string" table:style-name="ce9">
            <text:p>VISUAL_BANNER</text:p>
          </table:table-cell>
          <table:table-cell table:number-columns-repeated="16375"/>
        </table:table-row>
        <table:table-row table:style-name="ro3">
          <table:table-cell office:value-type="string" table:style-name="ce1">
            <text:p>post1</text:p>
          </table:table-cell>
          <table:table-cell office:value-type="string" table:style-name="ce1">
            <text:p>knowledge</text:p>
          </table:table-cell>
          <table:table-cell office:value-type="string" table:style-name="ce1">
            <text:p>Explanation 71</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table:number-columns-repeated="16375"/>
        </table:table-row>
        <table:table-row table:style-name="ro3">
          <table:table-cell office:value-type="string" table:style-name="ce1">
            <text:p>post2</text:p>
          </table:table-cell>
          <table:table-cell office:value-type="string" table:style-name="ce1">
            <text:p>knowledge</text:p>
          </table:table-cell>
          <table:table-cell office:value-type="string" table:style-name="ce1">
            <text:p>Explanation 72</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table:number-columns-repeated="16375"/>
        </table:table-row>
        <table:table-row table:style-name="ro3">
          <table:table-cell office:value-type="string" table:style-name="ce1">
            <text:p>post3</text:p>
          </table:table-cell>
          <table:table-cell office:value-type="string" table:style-name="ce1">
            <text:p>knowledge</text:p>
          </table:table-cell>
          <table:table-cell office:value-type="string" table:style-name="ce1">
            <text:p>Explanation 73</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table:number-columns-repeated="16375"/>
        </table:table-row>
        <table:table-row table:style-name="ro3">
          <table:table-cell office:value-type="string" table:style-name="ce1">
            <text:p>post4</text:p>
          </table:table-cell>
          <table:table-cell office:value-type="string" table:style-name="ce1">
            <text:p>knowledge</text:p>
          </table:table-cell>
          <table:table-cell office:value-type="string" table:style-name="ce1">
            <text:p>Explanation 7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table:number-columns-repeated="16375"/>
        </table:table-row>
        <table:table-row table:style-name="ro3">
          <table:table-cell office:value-type="string" table:style-name="ce1">
            <text:p>post5</text:p>
          </table:table-cell>
          <table:table-cell office:value-type="string" table:style-name="ce1">
            <text:p>knowledge</text:p>
          </table:table-cell>
          <table:table-cell office:value-type="string" table:style-name="ce1">
            <text:p>Framing 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table:number-columns-repeated="16375"/>
        </table:table-row>
        <table:table-row table:style-name="ro3">
          <table:table-cell office:value-type="string" table:style-name="ce1">
            <text:p>post6</text:p>
          </table:table-cell>
          <table:table-cell office:value-type="string" table:style-name="ce1">
            <text:p>knowledge</text:p>
          </table:table-cell>
          <table:table-cell office:value-type="string" table:style-name="ce1">
            <text:p>Framing 5</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table:number-columns-repeated="16375"/>
        </table:table-row>
        <table:table-row table:style-name="ro3">
          <table:table-cell office:value-type="string" table:style-name="ce1">
            <text:p>post7</text:p>
          </table:table-cell>
          <table:table-cell office:value-type="string" table:style-name="ce1">
            <text:p>knowledge</text:p>
          </table:table-cell>
          <table:table-cell office:value-type="string" table:style-name="ce1">
            <text:p>Framing 6</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8</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post9</text:p>
          </table:table-cell>
          <table:table-cell office:value-type="string" table:style-name="ce1">
            <text:p>knowledge</text:p>
          </table:table-cell>
          <table:table-cell office:value-type="string" table:style-name="ce1">
            <text:p>Framing 8</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number-rows-repeated="1048566" table:style-name="ro13">
          <table:table-cell table:number-columns-repeated="16384"/>
        </table:table-row>
      </table:table>
      <table:table table:name="ActorGroups" table:style-name="ta3">
        <table:table-column table:style-name="co52" table:default-cell-style-name="ce1"/>
        <table:table-column table:style-name="co53" table:default-cell-style-name="ce1"/>
        <table:table-column table:style-name="co54" table:default-cell-style-name="ce1"/>
        <table:table-column table:style-name="co6" table:number-columns-repeated="61"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rural</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rural</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food-sec</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food-sec</text:p>
          </table:table-cell>
          <table:table-cell table:number-columns-repeated="16381"/>
        </table:table-row>
        <table:table-row table:number-rows-repeated="1048571" table:style-name="ro13">
          <table:table-cell table:number-columns-repeated="2"/>
          <table:table-cell table:content-validation-name="val1" table:style-name="ce1"/>
          <table:table-cell table:number-columns-repeated="16381"/>
        </table:table-row>
      </table:table>
      <table:table table:name="Actors" table:style-name="ta2">
        <table:table-column table:style-name="co55" table:default-cell-style-name="ce1"/>
        <table:table-column table:style-name="co56" table:number-columns-repeated="2" table:default-cell-style-name="ce1"/>
        <table:table-column table:style-name="co57" table:default-cell-style-name="ce1"/>
        <table:table-column table:style-name="co7" table:default-cell-style-name="ce1"/>
        <table:table-column table:style-name="co58" table:default-cell-style-name="ce1"/>
        <table:table-column table:style-name="co6" table:number-columns-repeated="58"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office:value-type="string" table:style-name="ce10">
            <text:p>ACTOR_GROUP</text:p>
          </table:table-cell>
          <table:table-cell office:value-type="string" table:style-name="ce10">
            <text:p>VALUE</text:p>
          </table:table-cell>
          <table:table-cell office:value-type="string" table:style-name="ce10">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style-name="ce3">
            <text:p>food-sec</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13">
          <table:table-cell table:number-columns-repeated="2"/>
          <table:table-cell table:content-validation-name="val2" table:style-name="ce1"/>
          <table:table-cell table:content-validation-name="val3" table:style-name="ce1"/>
          <table:table-cell table:number-columns-repeated="16380"/>
        </table:table-row>
      </table:table>
      <table:table table:name="Relations" table:style-name="ta3">
        <table:table-column table:style-name="co59" table:default-cell-style-name="ce1"/>
        <table:table-column table:style-name="co29" table:default-cell-style-name="ce1"/>
        <table:table-column table:style-name="co60" table:default-cell-style-name="ce1"/>
        <table:table-column table:style-name="co35" table:default-cell-style-name="ce1"/>
        <table:table-column table:style-name="co29" table:default-cell-style-name="ce1"/>
        <table:table-column table:style-name="co61" table:default-cell-style-name="ce1"/>
        <table:table-column table:style-name="co6" table:number-columns-repeated="58"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TYPE</text:p>
          </table:table-cell>
          <table:table-cell office:value-type="string" table:style-name="ce10">
            <text:p>ACTOR_NAME</text:p>
          </table:table-cell>
          <table:table-cell office:value-type="string" table:style-name="ce10">
            <text:p>ACTOR_TYPE</text:p>
          </table:table-cell>
          <table:table-cell office:value-type="string" table:style-name="ce10">
            <text:p>ACTOR_ROLE</text:p>
          </table:table-cell>
          <table:table-cell office:value-type="string" table:style-name="ce10">
            <text:p>DESCRIPTION</text:p>
          </table:table-cell>
          <table:table-cell office:value-type="string" table:style-name="ce10">
            <text:p>OPPORTUNITY</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style-name="ce3">
            <text:p>rural</text:p>
          </table:table-cell>
          <table:table-cell table:number-columns-repeated="16378"/>
        </table:table-row>
        <table:table-row table:number-rows-repeated="1048568" table:style-name="ro13">
          <table:table-cell table:content-validation-name="val4" table:style-name="ce1"/>
          <table:table-cell table:number-columns-repeated="4"/>
          <table:table-cell table:content-validation-name="val5" table:style-name="ce1"/>
          <table:table-cell table:number-columns-repeated="16378"/>
        </table:table-row>
      </table:table>
      <table:table table:name="Organizations" table:style-name="ta1">
        <table:table-column table:style-name="co39"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KEYWORDS</text:p>
          </table:table-cell>
          <table:table-cell office:value-type="string" table:style-name="ce9">
            <text:p>COUNTRY</text:p>
          </table:table-cell>
          <table:table-cell office:value-type="string" table:style-name="ce9">
            <text:p>CITY</text:p>
          </table:table-cell>
          <table:table-cell office:value-type="string" table:style-name="ce9">
            <text:p>AVATAR_FILE</text:p>
          </table:table-cell>
          <table:table-cell office:value-type="string" table:style-name="ce9">
            <text:p>AVATAR</text:p>
          </table:table-cell>
          <table:table-cell table:number-columns-repeated="14" table:style-name="ce10"/>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3">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7">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4">
            <text:p>EN_Desk-Home.jpg</text:p>
          </table:table-cell>
          <table:table-cell office:value-type="string" table:style-name="ce17">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7">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7">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7">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961" table:default-cell-style-name="ce1"/>
        <table:table-column table:style-name="co6" table:number-columns-repeated="15360" table:default-cell-style-name="ce1"/>
        <table:table-row table:style-name="ro4">
          <table:table-cell office:value-type="string" table:style-name="ce9">
            <text:p>NAME</text:p>
          </table:table-cell>
          <table:table-cell office:value-type="string" table:style-name="ce9">
            <text:p>DESCRIPTION</text:p>
          </table:table-cell>
          <table:table-cell table:number-columns-repeated="21" table:style-name="ce10"/>
          <table:table-cell table:number-columns-repeated="16361"/>
        </table:table-row>
        <table:table-row table:style-name="ro3">
          <table:table-cell office:value-type="string" table:style-name="ce3">
            <text:p>Assistant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56"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963" table:default-cell-style-name="ce1"/>
        <table:table-column table:style-name="co6" table:number-columns-repeated="15360" table:default-cell-style-name="ce1"/>
        <table:table-row table:style-name="ro4">
          <table:table-cell office:value-type="string" table:style-name="ce9">
            <text:p>FIRST_NAME</text:p>
          </table:table-cell>
          <table:table-cell office:value-type="string" table:style-name="ce9">
            <text:p>LAST_NAME</text:p>
          </table:table-cell>
          <table:table-cell office:value-type="string" table:style-name="ce8">
            <text:p>DISPLAY_NAME</text:p>
          </table:table-cell>
          <table:table-cell office:value-type="string" table:style-name="ce8">
            <text:p>NAME_ID</text:p>
          </table:table-cell>
          <table:table-cell office:value-type="string" table:style-name="ce9">
            <text:p>GROUPS</text:p>
          </table:table-cell>
          <table:table-cell office:value-type="string" table:style-name="ce9">
            <text:p>EMAIL</text:p>
          </table:table-cell>
          <table:table-cell office:value-type="string" table:style-name="ce9">
            <text:p>PHONE</text:p>
          </table:table-cell>
          <table:table-cell office:value-type="string" table:style-name="ce9">
            <text:p>CITY</text:p>
          </table:table-cell>
          <table:table-cell office:value-type="string" table:style-name="ce9">
            <text:p>COUNTRY</text:p>
          </table:table-cell>
          <table:table-cell office:value-type="string" table:style-name="ce9">
            <text:p>GENDER</text:p>
          </table:table-cell>
          <table:table-cell office:value-type="string" table:style-name="ce9">
            <text:p>AVATAR</text:p>
          </table:table-cell>
          <table:table-cell office:value-type="string" table:style-name="ce9">
            <text:p>ORGANIZATION</text:p>
          </table:table-cell>
          <table:table-cell office:value-type="string" table:style-name="ce9">
            <text:p>JOB_TITLE</text:p>
          </table:table-cell>
          <table:table-cell office:value-type="string" table:style-name="ce9">
            <text:p>BIO</text:p>
          </table:table-cell>
          <table:table-cell office:value-type="string" table:style-name="ce9">
            <text:p>SKILLS</text:p>
          </table:table-cell>
          <table:table-cell office:value-type="string" table:style-name="ce9">
            <text:p>KEYWORDS</text:p>
          </table:table-cell>
          <table:table-cell office:value-type="string" table:style-name="ce9">
            <text:p>LINKEDIN</text:p>
          </table:table-cell>
          <table:table-cell office:value-type="string" table:style-name="ce9">
            <text:p>TWITTER</text:p>
          </table:table-cell>
          <table:table-cell office:value-type="string" table:style-name="ce9">
            <text:p>COLOR</text:p>
          </table:table-cell>
          <table:table-cell table:number-columns-repeated="11" table:style-name="ce10"/>
          <table:table-cell table:number-columns-repeated="16354"/>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table:content-validation-name="val6"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16873&amp;color=fff" table:formula="of:=&quot;https://eu.ui-avatars.com/api/?name=&quot;&amp;[.A2]&amp;&quot;+&quot;&amp;[.B2]&amp;&quot;&amp;background=&quot;&amp;[.S2]&amp;&quot;&amp;color=fff&quot;" table:style-name="ce14">
            <text:p>https://eu.ui-avatars.com/api/?name=Lilliam+Cathie&amp;background=A16873&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16873" table:formula="of:=&quot;A&quot;&amp;RANDBETWEEN(1; 9)&amp;RANDBETWEEN(1; 9)&amp;RANDBETWEEN(1; 9)&amp;RANDBETWEEN(1; 9)&amp;RANDBETWEEN(1; 9)" table:style-name="ce1">
            <text:p>A16873</text:p>
          </table:table-cell>
          <table:table-cell table:number-columns-repeated="16365"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table:content-validation-name="val6" table:style-name="ce3">
            <text:p>Stakeholders</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81374&amp;color=fff" table:formula="of:=&quot;https://eu.ui-avatars.com/api/?name=&quot;&amp;[.A3]&amp;&quot;+&quot;&amp;[.B3]&amp;&quot;&amp;background=&quot;&amp;[.S3]&amp;&quot;&amp;color=fff&quot;" table:style-name="ce14">
            <text:p>https://eu.ui-avatars.com/api/?name=Dorcas+Christinia&amp;background=A81374&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81374" table:formula="of:=&quot;A&quot;&amp;RANDBETWEEN(1; 9)&amp;RANDBETWEEN(1; 9)&amp;RANDBETWEEN(1; 9)&amp;RANDBETWEEN(1; 9)&amp;RANDBETWEEN(1; 9)" table:style-name="ce1">
            <text:p>A81374</text:p>
          </table:table-cell>
          <table:table-cell table:number-columns-repeated="16365"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table:style-name="ce3">
            <text:p>Assistants</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29768&amp;color=fff" table:formula="of:=&quot;https://eu.ui-avatars.com/api/?name=&quot;&amp;[.A4]&amp;&quot;+&quot;&amp;[.B4]&amp;&quot;&amp;background=&quot;&amp;[.S4]&amp;&quot;&amp;color=fff&quot;" table:style-name="ce14">
            <text:p>https://eu.ui-avatars.com/api/?name=Ebonie+Almeda&amp;background=A29768&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29768" table:formula="of:=&quot;A&quot;&amp;RANDBETWEEN(1; 9)&amp;RANDBETWEEN(1; 9)&amp;RANDBETWEEN(1; 9)&amp;RANDBETWEEN(1; 9)&amp;RANDBETWEEN(1; 9)" table:style-name="ce1">
            <text:p>A29768</text:p>
          </table:table-cell>
          <table:table-cell table:number-columns-repeated="16365"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table:style-name="ce3">
            <text:p>ChallengeLeads</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93749&amp;color=fff" table:formula="of:=&quot;https://eu.ui-avatars.com/api/?name=&quot;&amp;[.A5]&amp;&quot;+&quot;&amp;[.B5]&amp;&quot;&amp;background=&quot;&amp;[.S5]&amp;&quot;&amp;color=fff&quot;" table:style-name="ce14">
            <text:p>https://eu.ui-avatars.com/api/?name=Lilliam+Sonny&amp;background=A93749&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93749" table:formula="of:=&quot;A&quot;&amp;RANDBETWEEN(1; 9)&amp;RANDBETWEEN(1; 9)&amp;RANDBETWEEN(1; 9)&amp;RANDBETWEEN(1; 9)&amp;RANDBETWEEN(1; 9)" table:style-name="ce1">
            <text:p>A93749</text:p>
          </table:table-cell>
          <table:table-cell table:number-columns-repeated="16365"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table:content-validation-name="val6"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64848&amp;color=fff" table:formula="of:=&quot;https://eu.ui-avatars.com/api/?name=&quot;&amp;[.A6]&amp;&quot;+&quot;&amp;[.B6]&amp;&quot;&amp;background=&quot;&amp;[.S6]&amp;&quot;&amp;color=fff&quot;" table:style-name="ce14">
            <text:p>https://eu.ui-avatars.com/api/?name=Kathern+Keira&amp;background=A64848&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64848" table:formula="of:=&quot;A&quot;&amp;RANDBETWEEN(1; 9)&amp;RANDBETWEEN(1; 9)&amp;RANDBETWEEN(1; 9)&amp;RANDBETWEEN(1; 9)&amp;RANDBETWEEN(1; 9)" table:style-name="ce1">
            <text:p>A64848</text:p>
          </table:table-cell>
          <table:table-cell table:number-columns-repeated="16365"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table:content-validation-name="val6" table:style-name="ce3">
            <text:p>Stakeholders</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67675&amp;color=fff" table:formula="of:=&quot;https://eu.ui-avatars.com/api/?name=&quot;&amp;[.A7]&amp;&quot;+&quot;&amp;[.B7]&amp;&quot;&amp;background=&quot;&amp;[.S7]&amp;&quot;&amp;color=fff&quot;" table:style-name="ce14">
            <text:p>https://eu.ui-avatars.com/api/?name=Elijah+Kena&amp;background=A67675&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67675" table:formula="of:=&quot;A&quot;&amp;RANDBETWEEN(1; 9)&amp;RANDBETWEEN(1; 9)&amp;RANDBETWEEN(1; 9)&amp;RANDBETWEEN(1; 9)&amp;RANDBETWEEN(1; 9)" table:style-name="ce1">
            <text:p>A67675</text:p>
          </table:table-cell>
          <table:table-cell table:number-columns-repeated="16365"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table:style-name="ce3">
            <text:p>Assistants</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32268&amp;color=fff" table:formula="of:=&quot;https://eu.ui-avatars.com/api/?name=&quot;&amp;[.A8]&amp;&quot;+&quot;&amp;[.B8]&amp;&quot;&amp;background=&quot;&amp;[.S8]&amp;&quot;&amp;color=fff&quot;" table:style-name="ce14">
            <text:p>https://eu.ui-avatars.com/api/?name=Madalyn+Jerold&amp;background=A32268&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32268" table:formula="of:=&quot;A&quot;&amp;RANDBETWEEN(1; 9)&amp;RANDBETWEEN(1; 9)&amp;RANDBETWEEN(1; 9)&amp;RANDBETWEEN(1; 9)&amp;RANDBETWEEN(1; 9)" table:style-name="ce1">
            <text:p>A32268</text:p>
          </table:table-cell>
          <table:table-cell table:number-columns-repeated="16365"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table:content-validation-name="val6" table:style-name="ce3">
            <text:p>Admins</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92239&amp;color=fff" table:formula="of:=&quot;https://eu.ui-avatars.com/api/?name=&quot;&amp;[.A9]&amp;&quot;+&quot;&amp;[.B9]&amp;&quot;&amp;background=&quot;&amp;[.S9]&amp;&quot;&amp;color=fff&quot;" table:style-name="ce14">
            <text:p>https://eu.ui-avatars.com/api/?name=Alisha+Rutha&amp;background=A92239&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92239" table:formula="of:=&quot;A&quot;&amp;RANDBETWEEN(1; 9)&amp;RANDBETWEEN(1; 9)&amp;RANDBETWEEN(1; 9)&amp;RANDBETWEEN(1; 9)&amp;RANDBETWEEN(1; 9)" table:style-name="ce1">
            <text:p>A92239</text:p>
          </table:table-cell>
          <table:table-cell table:number-columns-repeated="16365"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table:style-name="ce3">
            <text:p>ChallengeLeads</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38292&amp;color=fff" table:formula="of:=&quot;https://eu.ui-avatars.com/api/?name=&quot;&amp;[.A10]&amp;&quot;+&quot;&amp;[.B10]&amp;&quot;&amp;background=&quot;&amp;[.S10]&amp;&quot;&amp;color=fff&quot;" table:style-name="ce14">
            <text:p>https://eu.ui-avatars.com/api/?name=Luvenia+Kena&amp;background=A38292&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38292" table:formula="of:=&quot;A&quot;&amp;RANDBETWEEN(1; 9)&amp;RANDBETWEEN(1; 9)&amp;RANDBETWEEN(1; 9)&amp;RANDBETWEEN(1; 9)&amp;RANDBETWEEN(1; 9)" table:style-name="ce1">
            <text:p>A38292</text:p>
          </table:table-cell>
          <table:table-cell table:number-columns-repeated="16365" table:style-name="ce1"/>
        </table:table-row>
        <table:table-row table:number-rows-repeated="2"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style-name="ce1"/>
        </table:table-row>
        <table:table-row table:number-rows-repeated="2"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style-name="ce1"/>
        </table:table-row>
        <table:table-row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style-name="ce1"/>
        </table:table-row>
        <table:table-row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style-name="ce1"/>
        </table:table-row>
        <table:table-row table:number-rows-repeated="5"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table-row>
        <table:table-row table:number-rows-repeated="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table-row>
        <table:table-row table:number-rows-repeated="13"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table-row>
        <table:table-row table:number-rows-repeated="5"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4"/>
          <table:table-cell table:number-columns-repeated="16366"/>
        </table:table-row>
        <table:table-row table:number-rows-repeated="55"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9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number-rows-repeated="59"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number-rows-repeated="38"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number-rows-repeated="59"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2" table:style-name="ro3">
          <table:table-cell table:number-columns-repeated="4" table:style-name="ce3"/>
          <table:table-cell table:content-validation-name="val6"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3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2" table:style-name="ro3">
          <table:table-cell table:number-columns-repeated="4" table:style-name="ce3"/>
          <table:table-cell table:content-validation-name="val6"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11" table:style-name="ro3">
          <table:table-cell table:style-name="ce3"/>
          <table:table-cell table:style-name="ce1"/>
          <table:table-cell table:number-columns-repeated="2" table:style-name="ce3"/>
          <table:table-cell table:content-validation-name="val7"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1048166" table:style-name="ro1">
          <table:table-cell table:number-columns-repeated="16384"/>
        </table:table-row>
      </table:table>
      <table:table table:name="Lookups" table:style-name="ta4">
        <table:table-column table:style-name="co17" table:default-cell-style-name="ce1"/>
        <table:table-column table:style-name="co6" table:number-columns-repeated="63"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3">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977" table:base-cell-address="Challenges.$A$1"/>
        <table:named-range table:name="CONTENT_BASE_URL" table:cell-range-address="Information.$B$13" table:base-cell-address="Information.$A$1"/>
        <table:named-range table:name="GROUPS" table:cell-range-address="Groups.$A$2:Groups.$A$1000" table:base-cell-address="Groups.$A$1"/>
        <table:named-range table:name="OPPORTUNITIES" table:cell-range-address="Opportunities.$B$2:Opportunities.$B$962"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1</meta:generator>
    <dc:creator>Neil Smyth</dc:creator>
    <meta:creation-date>2020-12-03T10:15:07Z</meta:creation-date>
    <dc:date>2023-06-12T10:50:33Z</dc:date>
    <meta:editing-cycles>282</meta:editing-cycles>
    <meta:editing-duration>PT63196S</meta:editing-duration>
  </office:meta>
</office:document-meta>
</file>